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5AECCB8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25.7cm" svg:height="14.448cm" draw:z-index="0"><draw:image xlink:href="Pictures/1000000000000556000003005AECCB8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20:13:11.572000000</meta:creation-date>
    <dc:date>2017-06-01T20:14:28.646000000</dc:date>
    <meta:editing-duration>PT1M1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4.3.2$Windows_x86 LibreOffice_project/88805f81e9fe61362df02b9941de8e38a9b5fd16</meta:generator>
  </office:meta>
</office:document-meta>
</file>